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145cm" table:align="left"/>
    </style:style>
    <style:style style:name="Tabla1.A" style:family="table-column">
      <style:table-column-properties style:column-width="5.346cm"/>
    </style:style>
    <style:style style:name="Tabla1.B" style:family="table-column">
      <style:table-column-properties style:column-width="7.798cm"/>
    </style:style>
    <style:style style:name="Tabla1.A1" style:family="table-cell">
      <style:table-cell-properties style:vertical-align="middle" fo:padding="0.049cm" fo:border="none"/>
    </style:style>
    <style:style style:name="Tabla2" style:family="table">
      <style:table-properties style:width="17.013cm" fo:margin-left="0cm" table:align="left"/>
    </style:style>
    <style:style style:name="Tabla2.A" style:family="table-column">
      <style:table-column-properties style:column-width="1.055cm"/>
    </style:style>
    <style:style style:name="Tabla2.B" style:family="table-column">
      <style:table-column-properties style:column-width="15.958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6.884cm"/>
    </style:style>
    <style:style style:name="Tabla3.B" style:family="table-column">
      <style:table-column-properties style:column-width="10.116cm"/>
    </style:style>
    <style:style style:name="Tabla3.A1" style:family="table-cell">
      <style:table-cell-properties style:vertical-align="middle" fo:padding="0.049cm" fo:border="none"/>
    </style:style>
    <style:style style:name="Tabla4" style:family="table">
      <style:table-properties style:width="14.961cm" table:align="left"/>
    </style:style>
    <style:style style:name="Tabla4.A" style:family="table-column">
      <style:table-column-properties style:column-width="7.257cm"/>
    </style:style>
    <style:style style:name="Tabla4.B" style:family="table-column">
      <style:table-column-properties style:column-width="7.705cm"/>
    </style:style>
    <style:style style:name="Tabla4.A1" style:family="table-cell">
      <style:table-cell-properties style:vertical-align="middle" fo:padding="0.049cm" fo:border="none"/>
    </style:style>
    <style:style style:name="P1" style:family="paragraph" style:parent-style-name="Standard">
      <style:paragraph-properties fo:text-align="justify" style:justify-single-word="false"/>
      <style:text-properties officeooo:rsid="00115555" officeooo:paragraph-rsid="00115555"/>
    </style:style>
    <style:style style:name="P2" style:family="paragraph" style:parent-style-name="Standard">
      <style:text-properties officeooo:rsid="00117eb4" officeooo:paragraph-rsid="00117eb4"/>
    </style:style>
    <style:style style:name="P3" style:family="paragraph" style:parent-style-name="Standard">
      <style:paragraph-properties fo:text-align="justify" style:justify-single-word="false"/>
      <style:text-properties officeooo:rsid="00117eb4" officeooo:paragraph-rsid="00117eb4"/>
    </style:style>
    <style:style style:name="P4" style:family="paragraph" style:parent-style-name="Standard">
      <style:text-properties fo:font-style="italic" officeooo:rsid="00117eb4" officeooo:paragraph-rsid="00117eb4" style:font-style-asian="italic" style:font-style-complex="italic"/>
    </style:style>
    <style:style style:name="P5" style:family="paragraph" style:parent-style-name="Standard">
      <style:paragraph-properties fo:text-align="start" style:justify-single-word="false"/>
      <style:text-properties fo:font-style="italic" officeooo:rsid="00117eb4" officeooo:paragraph-rsid="00117eb4" style:font-style-asian="italic" style:font-style-complex="italic"/>
    </style:style>
    <style:style style:name="P6" style:family="paragraph" style:parent-style-name="Standard">
      <style:paragraph-properties fo:text-align="start" style:justify-single-word="false"/>
      <style:text-properties fo:font-style="italic" officeooo:rsid="0015527a" officeooo:paragraph-rsid="0015527a" style:font-style-asian="italic" style:font-style-complex="italic"/>
    </style:style>
    <style:style style:name="P7" style:family="paragraph" style:parent-style-name="Standard">
      <style:paragraph-properties fo:text-align="start" style:justify-single-word="false"/>
      <style:text-properties fo:font-style="italic" style:text-underline-style="none" officeooo:rsid="0017af93" officeooo:paragraph-rsid="0017af93" style:font-style-asian="italic" style:font-style-complex="italic"/>
    </style:style>
    <style:style style:name="P8" style:family="paragraph" style:parent-style-name="Standard">
      <style:paragraph-properties fo:text-align="justify" style:justify-single-word="false"/>
      <style:text-properties fo:font-style="normal" officeooo:rsid="00117eb4" officeooo:paragraph-rsid="00117eb4" style:font-style-asian="normal" style:font-style-complex="normal"/>
    </style:style>
    <style:style style:name="P9" style:family="paragraph" style:parent-style-name="Standard">
      <style:paragraph-properties fo:text-align="justify" style:justify-single-word="false"/>
      <style:text-properties fo:font-style="normal" officeooo:rsid="00117eb4" officeooo:paragraph-rsid="001253d2" style:font-style-asian="normal" style:font-style-complex="normal"/>
    </style:style>
    <style:style style:name="P10" style:family="paragraph" style:parent-style-name="Standard">
      <style:paragraph-properties fo:text-align="justify" style:justify-single-word="false"/>
      <style:text-properties fo:font-style="normal" officeooo:rsid="0012fb1d" officeooo:paragraph-rsid="0012fb1d" style:font-style-asian="normal" style:font-style-complex="normal"/>
    </style:style>
    <style:style style:name="P11" style:family="paragraph" style:parent-style-name="Standard">
      <style:paragraph-properties fo:text-align="start" style:justify-single-word="false"/>
      <style:text-properties fo:font-style="normal" officeooo:rsid="0013f535" officeooo:paragraph-rsid="0013f535" style:font-style-asian="normal" style:font-style-complex="normal"/>
    </style:style>
    <style:style style:name="P12" style:family="paragraph" style:parent-style-name="Standard">
      <style:paragraph-properties fo:text-align="start" style:justify-single-word="false"/>
      <style:text-properties fo:font-style="normal" officeooo:rsid="0015527a" officeooo:paragraph-rsid="0015527a" style:font-style-asian="normal" style:font-style-complex="normal"/>
    </style:style>
    <style:style style:name="P13" style:family="paragraph" style:parent-style-name="Standard">
      <style:paragraph-properties fo:text-align="start" style:justify-single-word="false"/>
      <style:text-properties fo:font-style="normal" officeooo:rsid="0015e3d8" officeooo:paragraph-rsid="0015e3d8" style:font-style-asian="normal" style:font-style-complex="normal"/>
    </style:style>
    <style:style style:name="P14" style:family="paragraph" style:parent-style-name="Standard">
      <style:paragraph-properties fo:text-align="justify" style:justify-single-word="false"/>
      <style:text-properties fo:font-style="normal" officeooo:rsid="0015e3d8" officeooo:paragraph-rsid="0015e3d8"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166a79" officeooo:paragraph-rsid="00166a79"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17af93" officeooo:paragraph-rsid="0017af93"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198c73" officeooo:paragraph-rsid="00198c73" style:font-style-asian="normal" style:font-style-complex="normal"/>
    </style:style>
    <style:style style:name="P18" style:family="paragraph" style:parent-style-name="Standard">
      <style:paragraph-properties fo:text-align="justify" style:justify-single-word="false"/>
      <style:text-properties fo:font-style="normal" style:text-underline-style="none" officeooo:rsid="00198c73" officeooo:paragraph-rsid="00198c73" style:font-style-asian="normal" style:font-style-complex="normal"/>
    </style:style>
    <style:style style:name="P19" style:family="paragraph" style:parent-style-name="Standard">
      <style:paragraph-properties fo:text-align="justify" style:justify-single-word="false"/>
      <style:text-properties fo:font-style="normal" style:text-underline-style="none" officeooo:rsid="0018956e" officeooo:paragraph-rsid="0018956e" style:font-style-asian="normal" style:font-style-complex="normal"/>
    </style:style>
    <style:style style:name="P20" style:family="paragraph" style:parent-style-name="Text_20_body">
      <style:paragraph-properties fo:text-align="justify" style:justify-single-word="false"/>
      <style:text-properties officeooo:rsid="00115555" officeooo:paragraph-rsid="00115555"/>
    </style:style>
    <style:style style:name="P21" style:family="paragraph" style:parent-style-name="Text_20_body">
      <style:paragraph-properties fo:text-align="justify" style:justify-single-word="false"/>
      <style:text-properties officeooo:rsid="00117eb4" officeooo:paragraph-rsid="00117eb4"/>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115555"/>
    </style:style>
    <style:style style:name="P24" style:family="paragraph" style:parent-style-name="Text_20_body">
      <style:paragraph-properties fo:text-align="justify" style:justify-single-word="false"/>
      <style:text-properties officeooo:paragraph-rsid="00220c89"/>
    </style:style>
    <style:style style:name="P25" style:family="paragraph" style:parent-style-name="Text_20_body">
      <style:paragraph-properties fo:text-align="justify" style:justify-single-word="false"/>
      <style:text-properties officeooo:rsid="001e0925" officeooo:paragraph-rsid="001e0925"/>
    </style:style>
    <style:style style:name="P26" style:family="paragraph" style:parent-style-name="Text_20_body">
      <style:text-properties officeooo:rsid="001edd9d" officeooo:paragraph-rsid="001edd9d"/>
    </style:style>
    <style:style style:name="P27" style:family="paragraph" style:parent-style-name="Text_20_body">
      <style:text-properties officeooo:rsid="002085c3" officeooo:paragraph-rsid="002085c3"/>
    </style:style>
    <style:style style:name="P28" style:family="paragraph" style:parent-style-name="Text_20_body">
      <style:paragraph-properties fo:text-align="justify" style:justify-single-word="false"/>
      <style:text-properties officeooo:rsid="002085c3" officeooo:paragraph-rsid="002085c3"/>
    </style:style>
    <style:style style:name="P29" style:family="paragraph" style:parent-style-name="Text_20_body">
      <style:text-properties officeooo:paragraph-rsid="00220c89"/>
    </style:style>
    <style:style style:name="P30" style:family="paragraph" style:parent-style-name="Text_20_body">
      <style:paragraph-properties fo:text-align="justify" style:justify-single-word="false"/>
      <style:text-properties officeooo:rsid="00220c89" officeooo:paragraph-rsid="00220c89"/>
    </style:style>
    <style:style style:name="P31" style:family="paragraph" style:parent-style-name="Text_20_body">
      <style:text-properties officeooo:rsid="00220c89" officeooo:paragraph-rsid="00220c89"/>
    </style:style>
    <style:style style:name="P32" style:family="paragraph" style:parent-style-name="Text_20_body">
      <style:paragraph-properties fo:text-align="justify" style:justify-single-word="false"/>
      <style:text-properties fo:font-style="italic" officeooo:rsid="00220c89" officeooo:paragraph-rsid="00220c89" style:font-style-asian="italic" style:font-style-complex="italic"/>
    </style:style>
    <style:style style:name="P33" style:family="paragraph" style:parent-style-name="Text_20_body">
      <style:text-properties fo:font-style="italic" officeooo:rsid="0025b6d5" officeooo:paragraph-rsid="0025b6d5" style:font-style-asian="italic" style:font-style-complex="italic"/>
    </style:style>
    <style:style style:name="P34" style:family="paragraph" style:parent-style-name="Text_20_body">
      <style:text-properties fo:font-style="italic" officeooo:rsid="0025fec9" officeooo:paragraph-rsid="0025fec9" style:font-style-asian="italic" style:font-style-complex="italic"/>
    </style:style>
    <style:style style:name="P35" style:family="paragraph" style:parent-style-name="Text_20_body">
      <style:paragraph-properties fo:text-align="justify" style:justify-single-word="false"/>
      <style:text-properties fo:font-style="normal" officeooo:rsid="00220c89" officeooo:paragraph-rsid="00220c89" style:font-style-asian="normal" style:font-style-complex="normal"/>
    </style:style>
    <style:style style:name="P36" style:family="paragraph" style:parent-style-name="Text_20_body">
      <style:text-properties fo:font-style="normal" officeooo:rsid="0025b6d5" officeooo:paragraph-rsid="0025fec9" style:font-style-asian="normal" style:font-style-complex="normal"/>
    </style:style>
    <style:style style:name="P37" style:family="paragraph" style:parent-style-name="Text_20_body">
      <style:text-properties fo:font-style="normal" officeooo:rsid="0025fec9" officeooo:paragraph-rsid="0025fec9" style:font-style-asian="normal" style:font-style-complex="normal"/>
    </style:style>
    <style:style style:name="P38" style:family="paragraph" style:parent-style-name="Text_20_body">
      <style:text-properties fo:font-style="normal" officeooo:rsid="0026e9b1" officeooo:paragraph-rsid="0026e9b1" style:font-style-asian="normal" style:font-style-complex="normal"/>
    </style:style>
    <style:style style:name="P39" style:family="paragraph" style:parent-style-name="Text_20_body">
      <style:text-properties officeooo:rsid="0023a10d" officeooo:paragraph-rsid="0023a10d"/>
    </style:style>
    <style:style style:name="P40" style:family="paragraph" style:parent-style-name="Text_20_body">
      <style:text-properties officeooo:paragraph-rsid="0023a10d"/>
    </style:style>
    <style:style style:name="P41" style:family="paragraph" style:parent-style-name="Text_20_body">
      <style:text-properties officeooo:rsid="0025b6d5" officeooo:paragraph-rsid="0025b6d5"/>
    </style:style>
    <style:style style:name="P42" style:family="paragraph" style:parent-style-name="Text_20_body">
      <style:text-properties officeooo:paragraph-rsid="0025b6d5"/>
    </style:style>
    <style:style style:name="P43" style:family="paragraph" style:parent-style-name="Text_20_body">
      <style:paragraph-properties fo:text-align="justify" style:justify-single-word="false"/>
      <style:text-properties officeooo:rsid="001c64f1" officeooo:paragraph-rsid="001c64f1"/>
    </style:style>
    <style:style style:name="P44" style:family="paragraph" style:parent-style-name="Text_20_body">
      <style:paragraph-properties fo:text-align="justify" style:justify-single-word="false"/>
      <style:text-properties officeooo:rsid="00298373" officeooo:paragraph-rsid="00298373"/>
    </style:style>
    <style:style style:name="P45" style:family="paragraph" style:parent-style-name="Text_20_body">
      <style:paragraph-properties fo:text-align="justify" style:justify-single-word="false"/>
      <style:text-properties officeooo:rsid="002ccb75" officeooo:paragraph-rsid="002ccb75"/>
    </style:style>
    <style:style style:name="P46" style:family="paragraph" style:parent-style-name="Text_20_body">
      <style:paragraph-properties fo:text-align="justify" style:justify-single-word="false"/>
      <style:text-properties officeooo:rsid="002e5707" officeooo:paragraph-rsid="002e5707"/>
    </style:style>
    <style:style style:name="P47" style:family="paragraph" style:parent-style-name="Text_20_body">
      <style:paragraph-properties fo:text-align="justify" style:justify-single-word="false"/>
      <style:text-properties officeooo:rsid="00303768" officeooo:paragraph-rsid="00303768"/>
    </style:style>
    <style:style style:name="P48" style:family="paragraph" style:parent-style-name="Table_20_Contents">
      <style:paragraph-properties fo:margin-top="0cm" fo:margin-bottom="0.499cm" style:contextual-spacing="false"/>
    </style:style>
    <style:style style:name="P49" style:family="paragraph" style:parent-style-name="Table_20_Contents">
      <style:paragraph-properties fo:margin-top="0cm" fo:margin-bottom="0.499cm" style:contextual-spacing="false" fo:text-align="justify" style:justify-single-word="false"/>
      <style:text-properties officeooo:rsid="00115555" officeooo:paragraph-rsid="00115555"/>
    </style:style>
    <style:style style:name="P50" style:family="paragraph" style:parent-style-name="Table_20_Contents">
      <style:paragraph-properties fo:margin-top="0cm" fo:margin-bottom="0.499cm" style:contextual-spacing="false" fo:text-align="justify" style:justify-single-word="false"/>
    </style:style>
    <style:style style:name="P51" style:family="paragraph" style:parent-style-name="Table_20_Contents">
      <style:paragraph-properties fo:margin-top="0cm" fo:margin-bottom="0.499cm" style:contextual-spacing="false"/>
      <style:text-properties officeooo:rsid="0013f535" officeooo:paragraph-rsid="0013f535"/>
    </style:style>
    <style:style style:name="P52" style:family="paragraph" style:parent-style-name="Standard">
      <style:paragraph-properties fo:text-align="center" style:justify-single-word="false"/>
      <style:text-properties fo:font-size="40pt" officeooo:rsid="00357643" officeooo:paragraph-rsid="00357643" style:font-size-asian="40pt" style:font-size-complex="40pt"/>
    </style:style>
    <style:style style:name="P53" style:family="paragraph" style:parent-style-name="Text_20_body" style:list-style-name="L9">
      <style:text-properties officeooo:rsid="0023cb23" officeooo:paragraph-rsid="0023cb23"/>
    </style:style>
    <style:style style:name="P54" style:family="paragraph" style:parent-style-name="Text_20_body">
      <style:paragraph-properties fo:text-align="justify" style:justify-single-word="false"/>
      <style:text-properties officeooo:rsid="002e5707" officeooo:paragraph-rsid="002e5707"/>
    </style:style>
    <style:style style:name="P55" style:family="paragraph" style:parent-style-name="Text_20_body">
      <style:paragraph-properties fo:text-align="justify" style:justify-single-word="false"/>
      <style:text-properties officeooo:rsid="0032e1d3" officeooo:paragraph-rsid="0032e1d3"/>
    </style:style>
    <style:style style:name="P56" style:family="paragraph" style:parent-style-name="Text_20_body" style:list-style-name="L10">
      <style:paragraph-properties fo:text-align="justify" style:justify-single-word="false"/>
      <style:text-properties officeooo:rsid="0032e1d3" officeooo:paragraph-rsid="0032e1d3"/>
    </style:style>
    <style:style style:name="P57" style:family="paragraph" style:parent-style-name="Text_20_body">
      <style:paragraph-properties fo:text-align="justify" style:justify-single-word="false"/>
      <style:text-properties officeooo:paragraph-rsid="00298373"/>
    </style:style>
    <style:style style:name="P58" style:family="paragraph" style:parent-style-name="Heading_20_1" style:master-page-name="Endnote">
      <style:paragraph-properties style:page-number="1"/>
      <style:text-properties officeooo:rsid="002cc818" officeooo:paragraph-rsid="002cc818"/>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2e5707"/>
    </style:style>
    <style:style style:name="P61" style:family="paragraph" style:parent-style-name="Heading_20_3">
      <style:text-properties officeooo:rsid="00105d45" officeooo:paragraph-rsid="00105d45"/>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15555"/>
    </style:style>
    <style:style style:name="T2" style:family="text">
      <style:text-properties officeooo:rsid="0013f535"/>
    </style:style>
    <style:style style:name="T3" style:family="text">
      <style:text-properties officeooo:rsid="0015527a"/>
    </style:style>
    <style:style style:name="T4" style:family="text">
      <style:text-properties fo:font-weight="bold" style:font-weight-asian="bold" style:font-weight-complex="bold"/>
    </style:style>
    <style:style style:name="T5" style:family="text">
      <style:text-properties fo:font-weight="bold" officeooo:rsid="00115555" style:font-weight-asian="bold" style:font-weight-complex="bold"/>
    </style:style>
    <style:style style:name="T6" style:family="text">
      <style:text-properties fo:font-weight="bold" officeooo:rsid="002085c3" style:font-weight-asian="bold" style:font-weight-complex="bold"/>
    </style:style>
    <style:style style:name="T7" style:family="text">
      <style:text-properties fo:font-weight="bold" officeooo:rsid="00220c89" style:font-weight-asian="bold" style:font-weight-complex="bold"/>
    </style:style>
    <style:style style:name="T8" style:family="text">
      <style:text-properties fo:font-weight="bold" officeooo:rsid="0025b6d5" style:font-weight-asian="bold" style:font-weight-complex="bold"/>
    </style:style>
    <style:style style:name="T9" style:family="text">
      <style:text-properties fo:font-weight="bold" officeooo:rsid="0023a10d" style:font-weight-asian="bold" style:font-weight-complex="bold"/>
    </style:style>
    <style:style style:name="T10" style:family="text">
      <style:text-properties fo:font-weight="bold" officeooo:rsid="0025fec9" style:font-weight-asian="bold" style:font-weight-complex="bold"/>
    </style:style>
    <style:style style:name="T11" style:family="text">
      <style:text-properties officeooo:rsid="001bb1d0"/>
    </style:style>
    <style:style style:name="T12" style:family="text">
      <style:text-properties officeooo:rsid="001e0925"/>
    </style:style>
    <style:style style:name="T13" style:family="text">
      <style:text-properties officeooo:rsid="001edd9d"/>
    </style:style>
    <style:style style:name="T14" style:family="text">
      <style:text-properties officeooo:rsid="002085c3"/>
    </style:style>
    <style:style style:name="T15" style:family="text">
      <style:text-properties fo:font-size="14pt" fo:font-weight="bold" officeooo:rsid="00220c89" style:font-weight-asian="bold" style:font-weight-complex="bold"/>
    </style:style>
    <style:style style:name="T16" style:family="text">
      <style:text-properties officeooo:rsid="00220c89"/>
    </style:style>
    <style:style style:name="T17" style:family="text">
      <style:text-properties fo:font-size="12pt" fo:font-weight="bold" officeooo:rsid="0023a10d" style:font-size-asian="12pt" style:font-weight-asian="bold" style:font-size-complex="12pt" style:font-weight-complex="bold"/>
    </style:style>
    <style:style style:name="T18" style:family="text">
      <style:text-properties fo:font-size="12pt" fo:font-weight="bold" officeooo:rsid="00220c89" style:font-size-asian="12pt" style:font-weight-asian="bold" style:font-size-complex="12pt" style:font-weight-complex="bold"/>
    </style:style>
    <style:style style:name="T19" style:family="text">
      <style:text-properties officeooo:rsid="0023a10d"/>
    </style:style>
    <style:style style:name="T20" style:family="text">
      <style:text-properties officeooo:rsid="0023cb23"/>
    </style:style>
    <style:style style:name="T21" style:family="text">
      <style:text-properties officeooo:rsid="0025b6d5"/>
    </style:style>
    <style:style style:name="T22" style:family="text">
      <style:text-properties officeooo:rsid="0025fec9"/>
    </style:style>
    <style:style style:name="T23" style:family="text">
      <style:text-properties officeooo:rsid="002cc818"/>
    </style:style>
    <style:style style:name="T24" style:family="text">
      <style:text-properties officeooo:rsid="002e5707"/>
    </style:style>
    <style:style style:name="T25" style:family="text">
      <style:text-properties officeooo:rsid="00304c7a"/>
    </style:style>
    <style:style style:name="T26" style:family="text">
      <style:text-properties officeooo:rsid="0030ff89"/>
    </style:style>
    <style:style style:name="T27" style:family="text">
      <style:text-properties officeooo:rsid="0032e1d3"/>
    </style:style>
    <style:style style:name="T28" style:family="text">
      <style:text-properties officeooo:rsid="0033e979"/>
    </style:style>
    <style:style style:name="T29" style:family="text">
      <style:text-properties officeooo:rsid="00298373"/>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2"/>
      <text:p text:style-name="P52"/>
      <text:p text:style-name="P52">Alternativas libres para</text:p>
      <text:p text:style-name="P52"><draw:frame text:anchor-type="paragraph" draw:z-index="0" draw:style-name="gr1" svg:width="8.335cm" svg:height="3.897cm" svg:x="8.571cm" svg:y="13.684cm"><draw:text-box><text:p>Francisco Javier Tapia Merino</text:p><text:p>D.N.I.: 45886356-E</text:p><text:p>E-mail: i22tamef@uco.es</text:p><text:p>Titulación: Grado en Ingeniería Informática</text:p><text:p>Escuela Politécnica Superior</text:p><text:p>Universidad de Córdoba</text:p><text:p/><text:p/></draw:text-box></draw:frame>creación de videojuegos</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2">Índice de contenido</text:p>
          </text:index-title>
          <text:p text:style-name="P63"><text:a xlink:type="simple" xlink:href="#__RefHeading__981_202062427" text:style-name="Index_20_Link" text:visited-style-name="Index_20_Link">Introducción:<text:tab/>1</text:a></text:p>
          <text:p text:style-name="P63"><text:a xlink:type="simple" xlink:href="#__RefHeading__984_202062427" text:style-name="Index_20_Link" text:visited-style-name="Index_20_Link">Contenidos:<text:tab/>1</text:a></text:p>
          <text:p text:style-name="P63"><text:a xlink:type="simple" xlink:href="#__RefHeading__986_202062427" text:style-name="Index_20_Link" text:visited-style-name="Index_20_Link">OpenGL:<text:tab/>2</text:a></text:p>
          <text:p text:style-name="P63"><text:a xlink:type="simple" xlink:href="#__RefHeading__131_1685877238" text:style-name="Index_20_Link" text:visited-style-name="Index_20_Link">SDL:<text:tab/>3</text:a></text:p>
          <text:p text:style-name="P64"><text:a xlink:type="simple" xlink:href="#__RefHeading__133_1685877238" text:style-name="Index_20_Link" text:visited-style-name="Index_20_Link">Introducción:<text:tab/>3</text:a></text:p>
          <text:p text:style-name="P64"><text:a xlink:type="simple" xlink:href="#__RefHeading__141_1685877238" text:style-name="Index_20_Link" text:visited-style-name="Index_20_Link">Tutorial:<text:tab/>3</text:a></text:p>
          <text:p text:style-name="P65"><text:a xlink:type="simple" xlink:href="#__RefHeading__143_1685877238" text:style-name="Index_20_Link" text:visited-style-name="Index_20_Link">Inicializar ventana:<text:tab/>3</text:a></text:p>
          <text:p text:style-name="P65"><text:a xlink:type="simple" xlink:href="#__RefHeading__145_1685877238" text:style-name="Index_20_Link" text:visited-style-name="Index_20_Link">Dibujar en pantalla:<text:tab/>6</text:a></text:p>
          <text:p text:style-name="P63"><text:a xlink:type="simple" xlink:href="#__RefHeading__918_873390284" text:style-name="Index_20_Link" text:visited-style-name="Index_20_Link">Pygame:<text:tab/>9</text:a></text:p>
          <text:p text:style-name="P64"><text:a xlink:type="simple" xlink:href="#__RefHeading__920_873390284" text:style-name="Index_20_Link" text:visited-style-name="Index_20_Link">Introducción:<text:tab/>9</text:a></text:p>
          <text:p text:style-name="P64"><text:a xlink:type="simple" xlink:href="#__RefHeading__922_873390284" text:style-name="Index_20_Link" text:visited-style-name="Index_20_Link">Tutorial:<text:tab/>9</text:a></text:p>
          <text:p text:style-name="P65"><text:a xlink:type="simple" xlink:href="#__RefHeading__924_873390284" text:style-name="Index_20_Link" text:visited-style-name="Index_20_Link">Inicializar ventana:<text:tab/>9</text:a></text:p>
          <text:p text:style-name="P65"><text:a xlink:type="simple" xlink:href="#__RefHeading__926_873390284" text:style-name="Index_20_Link" text:visited-style-name="Index_20_Link">Dibujar en pantalla:<text:tab/>10</text:a></text:p>
          <text:p text:style-name="P63"><text:a xlink:type="simple" xlink:href="#__RefHeading__928_873390284" text:style-name="Index_20_Link" text:visited-style-name="Index_20_Link">Box2D:<text:tab/>12</text:a></text:p>
          <text:p text:style-name="P64"><text:a xlink:type="simple" xlink:href="#__RefHeading__930_873390284" text:style-name="Index_20_Link" text:visited-style-name="Index_20_Link">Introducción:<text:tab/>12</text:a></text:p>
        </text:index-body>
      </text:table-of-content>
      <text:p text:style-name="Standard"/>
      <text:h text:style-name="P58" text:outline-level="1"><text:bookmark-start text:name="__RefHeading__981_202062427"/>Introducción:<text:bookmark-end text:name="__RefHeading__981_202062427"/></text:h>
      <text:p text:style-name="P45">Numerosos motores son actualmente conocidos en la industria del videojuego que permiten el desarrollo de <text:span text:style-name="T24">videojuegos</text:span> de forma sencilla y estructurada con poco esfuerzo. Unity3D, Unreal Engine, CryEngine, GameMaker, etc. Todos ellos, aunque muy completos y sencillos de usar, son privativos, y no tienen el código abierto, lo cual los hace poco recomendables para que estudiantes que desean introducirse en este mundo aprendan las bases sobre las que se estructuran estos. Además algunos de ellos imponen condiciones al usuario respecto a la distribución de los productos resultantes.</text:p>
      <text:p text:style-name="P45">El presente documento pretende introducir algunas herramientas de desarrollo orientadas a la industria del videojuego y de cualquier forma de contenido gráfico que permitan al usuario completo acceso y control sobre sus funciones y la distribución de los productos resultantes. </text:p>
      <text:p text:style-name="P46">El uso o no del uso de las herramientas libres para producir contenido profesional destinado al mercado es altamente dependiente del usuario y de los recursos disponibles. Aunque completas y capaces de desarrollar contenido profesional y funcional estas herramientas suelen ser de un mas bajo nivel que las privativas comúnmente usadas y por tanto, para ciertos usuarios la inversión extra de tiempo y esfuerzo que requieren puede no ser viable. Sin embargo las creemos muy recomendables desde el punto de vista académico.</text:p>
      <text:h text:style-name="Heading_20_1" text:outline-level="1"><text:bookmark-start text:name="__RefHeading__984_202062427"/>Contenidos:<text:bookmark-end text:name="__RefHeading__984_202062427"/></text:h>
      <text:p text:style-name="P46">El presente documento pretende suponer una breve introducción a las tecnologías libres mas comunes, presentar estas y dar un breve tutorial de su uso mas básico. En ningún caso se pretende que el lector salga dominando ninguna de estas, si no que se pretende darlas a conoces lo suficiente como para que su posterior estudio sea lo mas cómodo posible.</text:p>
      <text:p text:style-name="P46">Nos centraremos en librerías orientadas a gráficos 2D como son SDL y pygame, por ser mas sencillas y accesibles para un publico con poca o ninguna experiencia en gráficos por computador. Se mencionarán brevemente algunos recursos para el desarrollo de programas 3D, por último se mencionará una librería enfocada únicamente a simular comportamientos físicos, sin considerar los gráficos.</text:p>
      <text:p text:style-name="P55">Aparte de las librerías tratadas en este documento existen otras muchas igualmente válidas y para multitud de plataformas y lenguajes. Algunas son:</text:p>
      <text:list xml:id="list932828486318442600" text:style-name="L10">
        <text:list-item>
          <text:p text:style-name="P56">Allegro (C)</text:p>
        </text:list-item>
        <text:list-item>
          <text:p text:style-name="P56">Cocos2D, Cocos2D-x, Cocos2D-html (C++, python, javascript)</text:p>
        </text:list-item>
        <text:list-item>
          <text:p text:style-name="P56">HaxeFlixel (Haxe)</text:p>
        </text:list-item>
        <text:list-item>
          <text:p text:style-name="P56">LibGDX (java)</text:p>
        </text:list-item>
        <text:list-item>
          <text:p text:style-name="P56">Ogre3D</text:p>
        </text:list-item>
        <text:list-item>
          <text:p text:style-name="P56">SFML (C++)</text:p>
        </text:list-item>
      </text:list>
      <text:h text:style-name="Heading_20_1" text:outline-level="1"><text:bookmark-start text:name="__RefHeading__986_202062427"/><text:soft-page-break/>OpenGL:<text:bookmark-end text:name="__RefHeading__986_202062427"/></text:h>
      <text:p text:style-name="P22"><text:bookmark-start text:name="__RefHeading__1096_202062427"/>OpenGL representa el estándar en la industria para el desarrollo de gráficos por computador tanto para 2D como 3D. Originariamente en C, aunque portada actualmente a numerosos lenguajes y plataformas, OpenGL permite la generación de gráficos de forma altamente eficiente, y controlada por el usuario, con capacidad de interacción hardware a bajo nivel para sacar el máximo partido de este.<text:bookmark-end text:name="__RefHeading__1096_202062427"/></text:p>
      <text:p text:style-name="P47">OpenGL se distribuye para desarrolladores bajo una licencia de software libre B, muy similar a la BSD, X y Mozilla. Sin embargo, las empresas que desean desarrollar hardware compatible con OpenGL deben comprar un licencia privativa.</text:p>
      <text:p text:style-name="P22"><text:bookmark-start text:name="__RefHeading__1098_202062427"/>Se ha optado por no incluir un tutorial de OpenGL en este documento. Debido a la gran profundidad y complejidad de OpenGL nos arriesgamos a introducir malas prácticas intentado hacer una explicación resumida que pueda estar con tenida en este documento. En su lugar se recomienda comenzar usando las otras librerías que mencionamos en este documento. Ambas librerías, SDL y pygame, se basan en OpenGL limitando el acceso a bajo nivel y simplificando su uso de cara al usuario novel.<text:bookmark-end text:name="__RefHeading__1098_202062427"/></text:p>
      <text:h text:style-name="P60" text:outline-level="1"><text:bookmark-start text:name="__RefHeading__131_1685877238"/>SDL:<text:bookmark-end text:name="__RefHeading__131_1685877238"/></text:h>
      <text:h text:style-name="Heading_20_2" text:outline-level="2"><text:bookmark-start text:name="__RefHeading__133_1685877238"/>Introducción:<text:bookmark-end text:name="__RefHeading__133_1685877238"/></text:h>
      <text:p text:style-name="P22">Simple DirectMedia Layer <text:span text:style-name="T11">es una librería de desarrollo multiplataforma diseñada para proveer de acceso de bajo nivel a audio, teclado, ratón joystick y hardware gráfico por medio de OpenGL y Direct3D</text:span>.</text:p>
      <text:p text:style-name="P43">SDL está escrito en C y permite su uso en C++, además existen numerosas adaptaciones para otros lenguajes.</text:p>
      <text:p text:style-name="P43">SDL 2.0 se distribuye bajo licencia zlib, la cual permite su libre redistribución tanto de forma libre como comercial.</text:p>
      <text:h text:style-name="Heading_20_2" text:outline-level="2"><text:bookmark-start text:name="__RefHeading__141_1685877238"/>Tutorial:<text:bookmark-end text:name="__RefHeading__141_1685877238"/></text:h>
      <text:h text:style-name="P61" text:outline-level="3"><text:bookmark-start text:name="__RefHeading__143_1685877238"/>Inicializar ventana:<text:bookmark-end text:name="__RefHeading__143_1685877238"/></text:h>
      <text:p text:style-name="P21">Lo primero que necesitamos hacer antes de poder usar SDL es crear una ventana en la que mostrar nuestro trabajo. Para crear una ventana se van a usar las siguientes funciones y estructuras:</text:p>
      <text:p text:style-name="P23"><text:span text:style-name="T5">SDL_Window</text:span><text:span text:style-name="T1"> : Tipo de dato que almacena la ventana donde se mostrarán las imágenes. Se declara un puntero a esta, ya que las funciones de SDL requerirán lo usarán de esta manera.</text:span></text:p>
      <text:p text:style-name="P20"><text:span text:style-name="T4">int SDL_Init(Uint32 flags) </text:span>: Función que inicializa los sistemas de SDL. Es necesario invocar a esta función para usar cualquier elemento de SDL. La función devuelve 0 si se ha inicializado correctamente o -1 si hay algún error.</text:p>
      <text:p text:style-name="P20">La función admite los siguientes parámetros:</text:p>
      <table:table table:name="Tabla1" table:style-name="Tabla1">
        <table:table-column table:style-name="Tabla1.A"/>
        <table:table-column table:style-name="Tabla1.B"/>
        <table:table-row>
          <table:table-cell table:style-name="Tabla1.A1" office:value-type="string">
            <text:p text:style-name="P50"><text:span text:style-name="Teletype">SDL_INIT_TIMER</text:span></text:p>
          </table:table-cell>
          <table:table-cell table:style-name="Tabla1.A1" office:value-type="string">
            <text:p text:style-name="P50"><text:span text:style-name="T1">Subsistema de gestión de tiempo</text:span> </text:p>
          </table:table-cell>
        </table:table-row>
        <table:table-row>
          <table:table-cell table:style-name="Tabla1.A1" office:value-type="string">
            <text:p text:style-name="P50"><text:bookmark text:name="line-21"/><text:span text:style-name="Teletype">SDL_INIT_AUDIO</text:span></text:p>
          </table:table-cell>
          <table:table-cell table:style-name="Tabla1.A1" office:value-type="string">
            <text:p text:style-name="P49">Subsistema de audio</text:p>
          </table:table-cell>
        </table:table-row>
        <table:table-row>
          <table:table-cell table:style-name="Tabla1.A1" office:value-type="string">
            <text:p text:style-name="P50"><text:bookmark text:name="line-22"/><text:span text:style-name="Teletype">SDL_INIT_VIDEO</text:span></text:p>
          </table:table-cell>
          <table:table-cell table:style-name="Tabla1.A1" office:value-type="string">
            <text:p text:style-name="P49">Subsistema de vídeo</text:p>
          </table:table-cell>
        </table:table-row>
        <table:table-row>
          <table:table-cell table:style-name="Tabla1.A1" office:value-type="string">
            <text:p text:style-name="P50"><text:bookmark text:name="line-23"/><text:span text:style-name="Teletype">SDL_INIT_CDROM</text:span></text:p>
          </table:table-cell>
          <table:table-cell table:style-name="Tabla1.A1" office:value-type="string">
            <text:p text:style-name="P49">Subsistema de CDROM</text:p>
          </table:table-cell>
        </table:table-row>
        <table:table-row>
          <table:table-cell table:style-name="Tabla1.A1" office:value-type="string">
            <text:p text:style-name="P50"><text:bookmark text:name="line-24"/><text:span text:style-name="Teletype">SDL_INIT_JOYSTICK</text:span></text:p>
          </table:table-cell>
          <table:table-cell table:style-name="Tabla1.A1" office:value-type="string">
            <text:p text:style-name="P49">Subsi<text:span text:style-name="T23">s</text:span>tema de Joystick</text:p>
          </table:table-cell>
        </table:table-row>
        <table:table-row>
          <table:table-cell table:style-name="Tabla1.A1" office:value-type="string">
            <text:p text:style-name="P50"><text:bookmark text:name="line-25"/><text:span text:style-name="Teletype">SDL_INIT_EVERYTHING</text:span></text:p>
          </table:table-cell>
          <table:table-cell table:style-name="Tabla1.A1" office:value-type="string">
            <text:p text:style-name="P49">Todos los subsistemas</text:p>
          </table:table-cell>
        </table:table-row>
        <table:table-row>
          <table:table-cell table:style-name="Tabla1.A1" office:value-type="string">
            <text:p text:style-name="P50"><text:bookmark text:name="line-26"/><text:span text:style-name="Teletype">SDL_INIT_NOPARACHUTE</text:span></text:p>
          </table:table-cell>
          <table:table-cell table:style-name="Tabla1.A1" office:value-type="string">
            <text:p text:style-name="P49">Evita que SDL capture señales de terminación</text:p>
          </table:table-cell>
        </table:table-row>
        <table:table-row>
          <table:table-cell table:style-name="Tabla1.A1" office:value-type="string">
            <text:p text:style-name="P50"><text:bookmark text:name="line-27"/><text:span text:style-name="Teletype">SDL_INIT_EVENTTHREAD</text:span></text:p>
          </table:table-cell>
          <table:table-cell table:style-name="Tabla1.A1" office:value-type="string">
            <text:p text:style-name="P49">Arranca el sistema de eventos en un hilo separado.</text:p>
          </table:table-cell>
        </table:table-row>
      </table:table>
      <text:p text:style-name="P20"/>
      <text:p text:style-name="P1"><text:soft-page-break/><text:span text:style-name="T4">SDL_Window* SDL_CreateWindow(const char* title, int x, <text:s/>int y, <text:s/>int w, int h, Uint32 flags)</text:span>: Crea la ventana para mostrar las imagenes que usaremos posteriormente. Recibe:</text:p>
      <text:p text:style-name="P1"/>
      <text:p text:style-name="P1"/>
      <table:table table:name="Tabla2" table:style-name="Tabla2">
        <table:table-column table:style-name="Tabla2.A"/>
        <table:table-column table:style-name="Tabla2.B"/>
        <table:table-row>
          <table:table-cell table:style-name="Tabla2.A1" office:value-type="string">
            <text:p text:style-name="P50"><text:span text:style-name="Strong_20_Emphasis">title</text:span></text:p>
          </table:table-cell>
          <table:table-cell table:style-name="Tabla2.A1" office:value-type="string">
            <text:p text:style-name="P49">Cadena con el título de la ventana en UTF-8.</text:p>
          </table:table-cell>
        </table:table-row>
        <table:table-row>
          <table:table-cell table:style-name="Tabla2.A1" office:value-type="string">
            <text:p text:style-name="P50"><text:bookmark text:name="line-211"/><text:span text:style-name="Strong_20_Emphasis">x</text:span></text:p>
          </table:table-cell>
          <table:table-cell table:style-name="Tabla2.A1" office:value-type="string">
            <text:p text:style-name="P50"><text:span text:style-name="T1">Posición x de la ventana</text:span>, SDL_WINDOWPOS_CENTERED, <text:span text:style-name="T1">o</text:span> SDL_WINDOWPOS_UNDEFINED.</text:p>
          </table:table-cell>
        </table:table-row>
        <table:table-row>
          <table:table-cell table:style-name="Tabla2.A1" office:value-type="string">
            <text:p text:style-name="P50"><text:bookmark text:name="line-221"/><text:span text:style-name="Strong_20_Emphasis">y</text:span></text:p>
          </table:table-cell>
          <table:table-cell table:style-name="Tabla2.A1" office:value-type="string">
            <text:p text:style-name="P50"><text:span text:style-name="T1">Posición y de la ventana,</text:span> SDL_WINDOWPOS_CENTERED, o SDL_WINDOWPOS_UNDEFINED.</text:p>
          </table:table-cell>
        </table:table-row>
        <table:table-row>
          <table:table-cell table:style-name="Tabla2.A1" office:value-type="string">
            <text:p text:style-name="P50"><text:bookmark text:name="line-231"/><text:span text:style-name="Strong_20_Emphasis">w</text:span></text:p>
          </table:table-cell>
          <table:table-cell table:style-name="Tabla2.A1" office:value-type="string">
            <text:p text:style-name="P49">Ancho de la ventana.</text:p>
          </table:table-cell>
        </table:table-row>
        <table:table-row>
          <table:table-cell table:style-name="Tabla2.A1" office:value-type="string">
            <text:p text:style-name="P50"><text:bookmark text:name="line-241"/><text:span text:style-name="Strong_20_Emphasis">h</text:span></text:p>
          </table:table-cell>
          <table:table-cell table:style-name="Tabla2.A1" office:value-type="string">
            <text:p text:style-name="P49">Alto de la ventana.</text:p>
          </table:table-cell>
        </table:table-row>
        <table:table-row>
          <table:table-cell table:style-name="Tabla2.A1" office:value-type="string">
            <text:p text:style-name="P50"><text:bookmark text:name="line-251"/><text:span text:style-name="Strong_20_Emphasis">flags</text:span></text:p>
          </table:table-cell>
          <table:table-cell table:style-name="Tabla2.A1" office:value-type="string">
            <text:p text:style-name="P49">0 o más flags.</text:p>
          </table:table-cell>
        </table:table-row>
      </table:table>
      <text:p text:style-name="P1"/>
      <text:p text:style-name="P1">Flags disponibles:</text:p>
      <text:p text:style-name="P1"/>
      <table:table table:name="Tabla3" table:style-name="Tabla3">
        <table:table-column table:style-name="Tabla3.A"/>
        <table:table-column table:style-name="Tabla3.B"/>
        <table:table-row>
          <table:table-cell table:style-name="Tabla3.A1" office:value-type="string">
            <text:p text:style-name="P50">DL_WINDOW_FULLSCREEN</text:p>
          </table:table-cell>
          <table:table-cell table:style-name="Tabla3.A1" office:value-type="string">
            <text:p text:style-name="P49">Pantalla completa.</text:p>
          </table:table-cell>
        </table:table-row>
        <table:table-row>
          <table:table-cell table:style-name="Tabla3.A1" office:value-type="string">
            <text:p text:style-name="P50"><text:bookmark text:name="line-79"/>SDL_WINDOW_FULLSCREEN_DESKTOP</text:p>
          </table:table-cell>
          <table:table-cell table:style-name="Tabla3.A1" office:value-type="string">
            <text:p text:style-name="P49">Pantalla completa a resolución actual del escritorio.</text:p>
          </table:table-cell>
        </table:table-row>
        <table:table-row>
          <table:table-cell table:style-name="Tabla3.A1" office:value-type="string">
            <text:p text:style-name="P50"><text:bookmark text:name="line-80"/>SDL_WINDOW_OPENGL</text:p>
          </table:table-cell>
          <table:table-cell table:style-name="Tabla3.A1" office:value-type="string">
            <text:p text:style-name="P49">Ventana compatible con Open_GL.</text:p>
          </table:table-cell>
        </table:table-row>
        <table:table-row>
          <table:table-cell table:style-name="Tabla3.A1" office:value-type="string">
            <text:p text:style-name="P50"><text:bookmark text:name="line-81"/>SDL_WINDOW_HIDDEN</text:p>
          </table:table-cell>
          <table:table-cell table:style-name="Tabla3.A1" office:value-type="string">
            <text:p text:style-name="P49">Ventana no visible.</text:p>
          </table:table-cell>
        </table:table-row>
        <table:table-row>
          <table:table-cell table:style-name="Tabla3.A1" office:value-type="string">
            <text:p text:style-name="P50"><text:bookmark text:name="line-82"/>SDL_WINDOW_BORDERLESS</text:p>
          </table:table-cell>
          <table:table-cell table:style-name="Tabla3.A1" office:value-type="string">
            <text:p text:style-name="P49">Ventana sin bordes.</text:p>
          </table:table-cell>
        </table:table-row>
        <table:table-row>
          <table:table-cell table:style-name="Tabla3.A1" office:value-type="string">
            <text:p text:style-name="P50"><text:bookmark text:name="line-83"/>SDL_WINDOW_RESIZABLE</text:p>
          </table:table-cell>
          <table:table-cell table:style-name="Tabla3.A1" office:value-type="string">
            <text:p text:style-name="P49">Ventana que permite reescalado.</text:p>
          </table:table-cell>
        </table:table-row>
        <table:table-row>
          <table:table-cell table:style-name="Tabla3.A1" office:value-type="string">
            <text:p text:style-name="P50"><text:bookmark text:name="line-84"/>SDL_WINDOW_MINIMIZED</text:p>
          </table:table-cell>
          <table:table-cell table:style-name="Tabla3.A1" office:value-type="string">
            <text:p text:style-name="P49">Ventana minimizada.</text:p>
          </table:table-cell>
        </table:table-row>
        <table:table-row>
          <table:table-cell table:style-name="Tabla3.A1" office:value-type="string">
            <text:p text:style-name="P50"><text:bookmark text:name="line-85"/>SDL_WINDOW_MAXIMIZED</text:p>
          </table:table-cell>
          <table:table-cell table:style-name="Tabla3.A1" office:value-type="string">
            <text:p text:style-name="P49">Ventana maximizada.</text:p>
          </table:table-cell>
        </table:table-row>
        <table:table-row>
          <table:table-cell table:style-name="Tabla3.A1" office:value-type="string">
            <text:p text:style-name="P50"><text:bookmark text:name="line-86"/>SDL_WINDOW_INPUT_GRABBED</text:p>
          </table:table-cell>
          <table:table-cell table:style-name="Tabla3.A1" office:value-type="string">
            <text:p text:style-name="P49">Ventana con el focus.</text:p>
          </table:table-cell>
        </table:table-row>
        <table:table-row>
          <table:table-cell table:style-name="Tabla3.A1" office:value-type="string">
            <text:p text:style-name="P50"><text:bookmark text:name="line-87"/>SDL_WINDOW_ALLOW_HIGHDPI</text:p>
          </table:table-cell>
          <table:table-cell table:style-name="Tabla3.A1" office:value-type="string">
            <text:p text:style-name="P50"><text:span text:style-name="T1">Ventana creada en </text:span><text:s/>high-DPI <text:span text:style-name="T1">si se soporta.</text:span> (&gt;= SDL 2.0.1)</text:p>
          </table:table-cell>
        </table:table-row>
      </table:table>
      <text:p text:style-name="P1"/>
      <text:p text:style-name="P3"/>
      <text:p text:style-name="P3"/>
      <text:p text:style-name="P3">Una vez que conocemos las funciones podemos proceder a crear nuestro primer programa con SDL.</text:p>
      <text:p text:style-name="P2"/>
      <text:p text:style-name="P4">int main(int argc, char** argv){<text:tab/></text:p>
      <text:p text:style-name="P4"><text:s text:c="4"/>SDL_Window* window = NULL;</text:p>
      <text:p text:style-name="P4"><text:soft-page-break/><text:s text:c="4"/>if( SDL_Init( SDL_INIT_VIDEO ) &lt; 0 )</text:p>
      <text:p text:style-name="P4"><text:s text:c="4"/>{</text:p>
      <text:p text:style-name="P4"><text:s text:c="8"/>printf( "SDL could not initialize!”);</text:p>
      <text:p text:style-name="P4"><text:s text:c="8"/>exit(-1);</text:p>
      <text:p text:style-name="P4"><text:s text:c="4"/>}</text:p>
      <text:p text:style-name="P4"><text:s text:c="4"/>window = SDL_CreateWindow( "SDL Tutorial", SDL_WINDOWPOS_UNDEFINED, SDL_WINDOWPOS_UNDEFINED, SCREEN_WIDTH, SCREEN_HEIGHT, SDL_WINDOW_SHOWN );</text:p>
      <text:p text:style-name="P4"><text:s text:c="4"/>if( window == NULL )</text:p>
      <text:p text:style-name="P4"><text:s text:c="4"/>{</text:p>
      <text:p text:style-name="P4"><text:s text:c="8"/>printf( "Window could not be created!");</text:p>
      <text:p text:style-name="P4"><text:s text:c="8"/>exit(-1);</text:p>
      <text:p text:style-name="P4"><text:s text:c="4"/>}</text:p>
      <text:p text:style-name="P4"><text:s text:c="4"/>return 0;</text:p>
      <text:p text:style-name="P4">}</text:p>
      <text:p text:style-name="P4"/>
      <text:p text:style-name="P8">El código mostrado genera una ventana y una superficie asociada. Sin embargo no somos capaces de verlo ya que la ejecución termina demasiado rápido. </text:p>
      <text:p text:style-name="P8">Normalmente generaremos la ventana y la mostraremos y actualizaremos dentro de un bucle infinito hasta recibir la orden de cerrado. Ahora mismo haremos uso de la función SDL_Delay() para darnos tiempo a ver la ventana. Además añadiremos las funciones de destrucción para asegurarnos que terminamos la ejecución correctamente.</text:p>
      <text:p text:style-name="P8"/>
      <text:p text:style-name="P5">int main(int argc, char** argv){</text:p>
      <text:p text:style-name="P5"><text:s text:c="4"/>SDL_Window* window = NULL;</text:p>
      <text:p text:style-name="P5"><text:s text:c="4"/>if( SDL_Init( SDL_INIT_VIDEO ) &lt; 0 )</text:p>
      <text:p text:style-name="P5"><text:s text:c="4"/>{</text:p>
      <text:p text:style-name="P5"><text:s text:c="8"/>printf( "SDL could not initialize! ");</text:p>
      <text:p text:style-name="P5"><text:s text:c="8"/>exit(-1);</text:p>
      <text:p text:style-name="P5"><text:s text:c="4"/>}</text:p>
      <text:p text:style-name="P5"><text:s text:c="2"/></text:p>
      <text:p text:style-name="P5"><text:s text:c="4"/>window = SDL_CreateWindow( "SDL Tutorial", SDL_WINDOWPOS_UNDEFINED, SDL_WINDOWPOS_UNDEFINED, SCREEN_WIDTH, SCREEN_HEIGHT, SDL_WINDOW_SHOWN );</text:p>
      <text:p text:style-name="P5"><text:s text:c="4"/>if( window == NULL )</text:p>
      <text:p text:style-name="P5"><text:s text:c="4"/>{</text:p>
      <text:p text:style-name="P5"><text:s text:c="8"/>printf( "Window could not be created! " );</text:p>
      <text:p text:style-name="P5"><text:s text:c="8"/>exit(-1);</text:p>
      <text:p text:style-name="P5"><text:s text:c="4"/>}</text:p>
      <text:p text:style-name="P5"><text:s text:c="3"/></text:p>
      <text:p text:style-name="P5"><text:s text:c="4"/>SDL_Delay( 2000 );// Espera 2 segundos (2000 milisegundos)</text:p>
      <text:p text:style-name="P5"><text:s text:c="4"/>SDL_DestroyWindow( window ); // Libera la ventana</text:p>
      <text:p text:style-name="P5"><text:s text:c="4"/>SDL_Quit(); // Cierra SDL</text:p>
      <text:p text:style-name="P5"><text:s text:c="4"/>return 0;</text:p>
      <text:p text:style-name="P5">}</text:p>
      <text:p text:style-name="P5"/>
      <text:p text:style-name="P8">Con esto tendremos un programa que crea una ventana durante 2 segundos. Sin embargo <text:span text:style-name="T3">aun</text:span> no estamos dibujando nada en la superficie.</text:p>
      <text:p text:style-name="P8">Pasemos entonces al dibujado en pantalla.</text:p>
      <text:p text:style-name="P8"/>
      <text:h text:style-name="Heading_20_3" text:outline-level="3"><text:bookmark-start text:name="__RefHeading__145_1685877238"/><text:soft-page-break/>Dibujar en pantalla:<text:bookmark-end text:name="__RefHeading__145_1685877238"/></text:h>
      <text:p text:style-name="P8">Una vez que tenemos una ventana podemos proceder a dibujar sobre ella. La funciones que usaremos para el dibujado son las siguientes:</text:p>
      <text:p text:style-name="P9"/>
      <text:p text:style-name="P10"><text:span text:style-name="T4">SDL_Renderer</text:span>: Estructura que gestiona el renderizado sobre una ventana.</text:p>
      <text:p text:style-name="P10"/>
      <text:p text:style-name="P10"><text:span text:style-name="T4">SDL_Renderer* SDL_CreateRenderer(SDL_Window* window, int index, Uint32 flags)</text:span>: Inicializa el renderer a la ventana pasada como argumento. Index representa el índice del driver a inicializar. Con -1 se inicializa el primero compatible con los flags. Los flags disponibles son los siguientes:</text:p>
      <text:p text:style-name="P10"/>
      <table:table table:name="Tabla4" table:style-name="Tabla4">
        <table:table-column table:style-name="Tabla4.A"/>
        <table:table-column table:style-name="Tabla4.B"/>
        <table:table-row>
          <table:table-cell table:style-name="Tabla4.A1" office:value-type="string">
            <text:p text:style-name="P48">SDL_RENDERER_SOFTWARE</text:p>
          </table:table-cell>
          <table:table-cell table:style-name="Tabla4.A1" office:value-type="string">
            <text:p text:style-name="P51">El renderer es un software fallback</text:p>
          </table:table-cell>
        </table:table-row>
        <table:table-row>
          <table:table-cell table:style-name="Tabla4.A1" office:value-type="string">
            <text:p text:style-name="P48"><text:bookmark text:name="line-11"/>SDL_RENDERER_ACCELERATED</text:p>
          </table:table-cell>
          <table:table-cell table:style-name="Tabla4.A1" office:value-type="string">
            <text:p text:style-name="P51">El renderer usa aceleración hardware.</text:p>
          </table:table-cell>
        </table:table-row>
        <table:table-row>
          <table:table-cell table:style-name="Tabla4.A1" office:value-type="string">
            <text:p text:style-name="P48"><text:bookmark text:name="line-12"/>SDL_RENDERER_PRESENTVSYNC</text:p>
          </table:table-cell>
          <table:table-cell table:style-name="Tabla4.A1" office:value-type="string">
            <text:p text:style-name="P51">Sincronizado con la velocidad de refresco.</text:p>
          </table:table-cell>
        </table:table-row>
        <table:table-row>
          <table:table-cell table:style-name="Tabla4.A1" office:value-type="string">
            <text:p text:style-name="P48"><text:bookmark text:name="line-13"/>SDL_RENDERER_TARGETTEXTURE</text:p>
          </table:table-cell>
          <table:table-cell table:style-name="Tabla4.A1" office:value-type="string">
            <text:p text:style-name="P51">Sop<text:span text:style-name="T3">o</text:span>rte para renderizado de texturas.</text:p>
          </table:table-cell>
        </table:table-row>
      </table:table>
      <text:p text:style-name="P10"/>
      <text:p text:style-name="P10"/>
      <text:p text:style-name="P10"><text:span text:style-name="T4">SDL_Rect</text:span>: Estructura de datos que representa un área rect<text:span text:style-name="T2">a</text:span>ngular.</text:p>
      <text:p text:style-name="P8"/>
      <text:p text:style-name="P11"><text:span text:style-name="T4">int SDL_SetRenderDrawColor(SDL_Renderer* renderer, Uint8 r, Uint8 g, Uint8 <text:s/>b, Uint8 a)</text:span>: Establece el color de borrado para la pantalla asociada al renderer en rgb y alfa.</text:p>
      <text:p text:style-name="P11"/>
      <text:p text:style-name="P11"><text:span text:style-name="T4">int SDL_RenderClear(SDL_Renderer* renderer)</text:span>: Borra la pantalla con el color especificado.</text:p>
      <text:p text:style-name="P11"/>
      <text:p text:style-name="P11"><text:span text:style-name="T4">int SDL_SetRenderDrawColor(SDL_Renderer* renderer, Uint8 r, Uint8 g, Uint8 <text:s/>b, Uint8 a)</text:span>: Establece el color de dibujado de las primitivas de SDL.</text:p>
      <text:p text:style-name="P11"/>
      <text:p text:style-name="P12"><text:span text:style-name="T4">int SDL_RenderFillRect(SDL_Renderer* renderer, const SDL_Rect* rect)</text:span>: Dibuja el rectángulo pasado.</text:p>
      <text:p text:style-name="P12"/>
      <text:p text:style-name="P12"><text:span text:style-name="T4">void SDL_RenderPresent(SDL_Renderer* renderer)</text:span>: Actualiza la ventana con los cambios efectuados por el renderer.</text:p>
      <text:p text:style-name="P12"/>
      <text:p text:style-name="P12">Con estas funciones y estructuras básicas podemos comenzar a dibujar elementos en pantalla de la siguiente forma:</text:p>
      <text:p text:style-name="P12"/>
      <text:p text:style-name="P6">int main(int argc, char** argv){</text:p>
      <text:p text:style-name="P6"><text:s text:c="4"/>SDL_Window* window = NULL;</text:p>
      <text:p text:style-name="P6"><text:s text:c="4"/>SDL_Rect rect;</text:p>
      <text:p text:style-name="P6"><text:s text:c="4"/>if( SDL_Init( SDL_INIT_VIDEO ) &lt; 0 )</text:p>
      <text:p text:style-name="P6"><text:s text:c="4"/>{</text:p>
      <text:p text:style-name="P6"><text:s text:c="8"/>printf( "SDL could not initialize!" );</text:p>
      <text:p text:style-name="P6"><text:s text:c="8"/>exit(-1);</text:p>
      <text:p text:style-name="P6"><text:s text:c="4"/>}</text:p>
      <text:p text:style-name="P6"><text:s text:c="4"/></text:p>
      <text:p text:style-name="P6"><text:s text:c="4"/>window = SDL_CreateWindow( "SDL Tutorial", SDL_WINDOWPOS_UNDEFINED, SDL_WINDOWPOS_UNDEFINED, SCREEN_WIDTH, SCREEN_HEIGHT, <text:soft-page-break/>SDL_WINDOW_SHOWN );</text:p>
      <text:p text:style-name="P6"><text:s text:c="4"/>if( window == NULL )</text:p>
      <text:p text:style-name="P6"><text:s text:c="4"/>{</text:p>
      <text:p text:style-name="P6"><text:s text:c="8"/>printf( "Window could not be created! ");</text:p>
      <text:p text:style-name="P6"><text:s text:c="8"/>exit(-1);</text:p>
      <text:p text:style-name="P6"><text:s text:c="4"/>}</text:p>
      <text:p text:style-name="P6"/>
      <text:p text:style-name="P6"><text:s text:c="4"/>rect.x = 0;</text:p>
      <text:p text:style-name="P6"><text:s text:c="4"/>rect.y = 0;</text:p>
      <text:p text:style-name="P6"><text:s text:c="4"/>rect.w = 32;</text:p>
      <text:p text:style-name="P6"><text:s text:c="4"/>rect.h = 32;</text:p>
      <text:p text:style-name="P6"><text:tab/></text:p>
      <text:p text:style-name="P6"><text:s text:c="4"/>SDL_Renderer* renderer = SDL_CreateRenderer(window, -1, 0);</text:p>
      <text:p text:style-name="P6"><text:s text:c="4"/>SDL_SetRenderDrawColor(renderer, 255, 255, 255, 255);</text:p>
      <text:p text:style-name="P6"><text:s text:c="4"/>SDL_RenderClear(renderer); </text:p>
      <text:p text:style-name="P6"/>
      <text:p text:style-name="P6"><text:s text:c="4"/>SDL_SetRenderDrawColor(renderer, 255, 0, 0, 255); </text:p>
      <text:p text:style-name="P6"><text:s text:c="4"/>SDL_RenderFillRect(renderer, &amp;rect);</text:p>
      <text:p text:style-name="P6"><text:s text:c="4"/>SDL_RenderPresent(renderer); </text:p>
      <text:p text:style-name="P6"><text:s text:c="4"/>SDL_Delay( 2000 );</text:p>
      <text:p text:style-name="P6"><text:s text:c="4"/>SDL_DestroyWindow( window );</text:p>
      <text:p text:style-name="P6"><text:s text:c="4"/>SDL_Quit();</text:p>
      <text:p text:style-name="P6"><text:s text:c="4"/>return 0;</text:p>
      <text:p text:style-name="P6">}</text:p>
      <text:p text:style-name="P6"/>
      <text:p text:style-name="P14">Con esta breve introducción ya seríamos capaces de comenzar a hacer uso de SDL, sin embargo a la hora de realizar proyectos serios es muy improbable que queramos usar las primitivas de SDL para el dibujado. Por tanto introduciremos algunas funciones y estructuras mas para poder cargar imágenes y mostrarlas en nuestro programa.</text:p>
      <text:p text:style-name="P14"/>
      <text:p text:style-name="P14"><text:span text:style-name="T4">SDL_Surface</text:span>: Estructura que gestiona <text:span text:style-name="T22">imágenes.</text:span> Eficiente para la carga.</text:p>
      <text:p text:style-name="P14"/>
      <text:p text:style-name="P14"><text:span text:style-name="T4">SDL_Textrure</text:span>: Estructura que gestiona <text:span text:style-name="T22">imágenes</text:span> incorporada en la versión 2.0. Compatible con renderer pero mas lenta de cargar.</text:p>
      <text:p text:style-name="P14"/>
      <text:p text:style-name="P14"><text:span text:style-name="T4">SDL_Surface* SDL_LoadBMP(const char* file)</text:span>: Lee un fichero de imagen y genera una surface con los datos de esta.</text:p>
      <text:p text:style-name="P14"/>
      <text:p text:style-name="P13"><text:span text:style-name="T4">SDL_Texture* SDL_CreateTextureFromSurface(SDL_Renderer* renderer, SDL_Surface* surface)</text:span>: <text:s text:c="9"/>Convierte una surface en un texture compatible con el renderer.</text:p>
      <text:p text:style-name="P13"/>
      <text:p text:style-name="P15"><text:span text:style-name="T4">int SDL_RenderCopy(SDL_Renderer* <text:s text:c="2"/>renderer, SDL_Texture* texture, const SDL_Rect* srcrect, const SDL_Rect* dstrect)</text:span>: Dibuja en la ventana la textura pasada. Srcrect representa el rect a tomar de la imagen origen, Null para toda la imagen. Dstrect representa el rect de la textura destino, null para toda la textura (se estirará la imagen para ajustar).</text:p>
      <text:p text:style-name="P15"/>
      <text:p text:style-name="P16">De esta forma podemos cargar una imagen que hemos creado con <text:span text:style-name="T22">algún</text:span> programa de dibujo externo:</text:p>
      <text:p text:style-name="P16"/>
      <text:p text:style-name="P7">int main(int argc, char** argv){</text:p>
      <text:p text:style-name="P7"><text:s text:c="4"/>SDL_Window* window = NULL;</text:p>
      <text:p text:style-name="P7"><text:s text:c="4"/>SDL_Rect rect;</text:p>
      <text:p text:style-name="P7"><text:soft-page-break/><text:s text:c="4"/>SDL_Surface* surf;</text:p>
      <text:p text:style-name="P7"><text:s text:c="4"/>SDL_Texture* text;</text:p>
      <text:p text:style-name="P7"/>
      <text:p text:style-name="P7"><text:s text:c="3"/>SDL_Init( SDL_INIT_VIDEO ) </text:p>
      <text:p text:style-name="P7"><text:s text:c="3"/>window = SDL_CreateWindow( "SDL Tutorial", SDL_WINDOWPOS_UNDEFINED, SDL_WINDOWPOS_UNDEFINED, SCREEN_WIDTH, SCREEN_HEIGHT, SDL_WINDOW_SHOWN );</text:p>
      <text:p text:style-name="P7"><text:s text:c="3"/></text:p>
      <text:p text:style-name="P7"><text:s text:c="4"/>SDL_Renderer* renderer = SDL_CreateRenderer(window, -1, 0);</text:p>
      <text:p text:style-name="P7"/>
      <text:p text:style-name="P7"><text:s text:c="4"/>surf=SDL_LoadBMP("helloworld.bmp");</text:p>
      <text:p text:style-name="P7"><text:s text:c="4"/>text=SDL_CreateTextureFromSurface(renderer,surf);</text:p>
      <text:p text:style-name="P7"><text:s text:c="4"/>SDL_FreeSurface(surf);</text:p>
      <text:p text:style-name="P7"><text:s text:c="4"/>surf = NULL;</text:p>
      <text:p text:style-name="P7"/>
      <text:p text:style-name="P7"><text:s text:c="3"/>rect.x = 100;</text:p>
      <text:p text:style-name="P7"><text:s text:c="3"/>rect.y = 100;</text:p>
      <text:p text:style-name="P7"><text:s text:c="3"/>rect.w = 64;</text:p>
      <text:p text:style-name="P7"><text:s text:c="3"/>rect.h = 64;</text:p>
      <text:p text:style-name="P7"/>
      <text:p text:style-name="P7"><text:s text:c="3"/>SDL_SetRenderDrawColor(renderer, 255, 255, 255, 255);</text:p>
      <text:p text:style-name="P7"><text:s text:c="3"/>SDL_RenderClear(renderer); </text:p>
      <text:p text:style-name="P7"><text:s text:c="3"/>SDL_SetRenderDrawColor(renderer, 255, 0, 0, 255);</text:p>
      <text:p text:style-name="P7"><text:s text:c="3"/>SDL_RenderCopy(renderer,text,NULL,&amp;rect);</text:p>
      <text:p text:style-name="P7"><text:s text:c="3"/>SDL_RenderPresent(renderer);</text:p>
      <text:p text:style-name="P7"><text:s text:c="3"/>SDL_Delay( 2000 );</text:p>
      <text:p text:style-name="P7"><text:s text:c="3"/>SDL_DestroyWindow( window );</text:p>
      <text:p text:style-name="P7"><text:s text:c="3"/>SDL_Quit();</text:p>
      <text:p text:style-name="P7"><text:s text:c="3"/>return 0;</text:p>
      <text:p text:style-name="P7">}</text:p>
      <text:p text:style-name="P7"/>
      <text:p text:style-name="P19">Para la carga de imágenes en otros formatos existe una librería extra de SDL que hay que descargar, incluir y enlazar contra ella, llamada SDL_Image.</text:p>
      <text:p text:style-name="P19"/>
      <text:p text:style-name="P18">Con lo visto se cubren todos las funciones de uso básico de SDL para poder comenzar a realizar programas. Sin embargo SDL es una librería compleja y sería imposible cubrirla completamente, por tanto se recomienda al usuario a comenzar por lo que se ha mostrado aquí y consultar la documentación oficial.</text:p>
      <text:p text:style-name="P17"/>
      <text:p text:style-name="P17"/>
      <text:h text:style-name="P59" text:outline-level="1"><text:bookmark-start text:name="__RefHeading__918_873390284"/>Py<text:span text:style-name="T12">g</text:span>ame:<text:bookmark-end text:name="__RefHeading__918_873390284"/></text:h>
      <text:h text:style-name="Heading_20_2" text:outline-level="2"><text:bookmark-start text:name="__RefHeading__920_873390284"/>Introducción:<text:bookmark-end text:name="__RefHeading__920_873390284"/></text:h>
      <text:p text:style-name="P25">Pygame es un co<text:span text:style-name="T27">n</text:span>junto de módulos diseñados para la creación de juegos. Pygame añade funcionalidad sobre SDL. Esto permite la creación de juegos y contenido multimedia en lenguaje Python. Pygame es altamente portable y puede ejecutarse en casi cualquier plataforma y sistema operativo.</text:p>
      <text:p text:style-name="P25">Pygame se distribuye bajo licencia LGPL <text:span text:style-name="T13">2.1, por tanto permite la distribución, tanto libre como comercial, del contenido creado con ella.</text:span></text:p>
      <text:h text:style-name="Heading_20_2" text:outline-level="2"><text:bookmark-start text:name="__RefHeading__922_873390284"/>Tutorial:<text:bookmark-end text:name="__RefHeading__922_873390284"/></text:h>
      <text:h text:style-name="Heading_20_3" text:outline-level="3"><text:bookmark-start text:name="__RefHeading__924_873390284"/>Inicializar ventana:<text:bookmark-end text:name="__RefHeading__924_873390284"/></text:h>
      <text:p text:style-name="P27"><text:span text:style-name="T4">pygame</text:span>: Módulo mas alto de la jerarquía de Pygame.</text:p>
      <text:p text:style-name="P26"><text:span text:style-name="T6">p</text:span><text:span text:style-name="T4">ygame.init()</text:span>: Inicializa todos los sistemas de pygame importados.</text:p>
      <text:p text:style-name="P27"><text:span text:style-name="T4">pygame.quit()</text:span>: Cierra todos los sistemas de pygame.</text:p>
      <text:p text:style-name="P27"><text:span text:style-name="T4">pygame.display</text:span>: Modulo que gestiona la ventana de visualización.</text:p>
      <text:p text:style-name="P28"><text:span text:style-name="T4">pygame.display.set_mode(resolution=(0,0), flags=0, depth=0)</text:span>: Función que crea una ventana de visualización <text:span text:style-name="T16">y devuelve su superficie asociada</text:span>. Debemos pasarle la resolución en píxeles, las banderas seleccionadas y la profundidad del color. Generalmente es mejor no pasar la profundidad ya que pygame selecciona la mas adecuada según los modos de inicio seleccionados. Las banderas disponibles son las siguientes:</text:p>
      <text:p text:style-name="P27"><text:tab/>pygame.FULLSCREEN <text:s text:c="3"/>Ventana en pantalla completa</text:p>
      <text:p text:style-name="P27"><text:tab/>pygame.DOUBLEBUF <text:s text:c="4"/>Configuración recomendada si se usa HWSURFACE u OPENGL</text:p>
      <text:p text:style-name="P27"><text:tab/>pygame.HWSURFACE <text:s text:c="4"/>Aceleración hardware, solo para pantalla completa.</text:p>
      <text:p text:style-name="P27"><text:tab/>pygame.OPENGL <text:s text:c="12"/>Ventana compatible con OpenGL</text:p>
      <text:p text:style-name="P27"><text:tab/>pygame.RESIZABLE <text:s text:c="6"/>Permite redimensionar la ventana</text:p>
      <text:p text:style-name="P27"><text:tab/>pygame.NOFRAME <text:s text:c="8"/>Ventana sin bordes o controles.</text:p>
      <text:p text:style-name="P24"><text:span text:style-name="T7">pygame.display.set_caption(</text:span><text:span text:style-name="T4">title, icontitle=None</text:span><text:span text:style-name="T6">)</text:span><text:span text:style-name="T14">: Establece el título de la ventana creada al especificado y permite asignarle un icono.</text:span></text:p>
      <text:p text:style-name="P30"><text:span text:style-name="T4">pygame.time</text:span>: Módulo que gestiona el control del tiempo.</text:p>
      <text:p text:style-name="P30"><text:span text:style-name="T4">pygame.time.delay</text:span>(): Para la ejecución el tiempo indicado (en milisegundos)</text:p>
      <text:p text:style-name="P30">Con estas funciones ya podemos crear nuestro primer programa.</text:p>
      <text:p text:style-name="P32"><text:tab/>pygame.init();</text:p>
      <text:p text:style-name="P32"><text:tab/>screen=pygame.display.set_mode((640,460))</text:p>
      <text:p text:style-name="P32"><text:soft-page-break/><text:tab/>pygame.display.set_caption("Pygame tutorial")</text:p>
      <text:p text:style-name="P32"><text:tab/>pygame.time.delay(2000)</text:p>
      <text:p text:style-name="P32"><text:tab/>pygame.quit()</text:p>
      <text:p text:style-name="P35"/>
      <text:p text:style-name="P35">Con esto hemos creado nuestra primera ventana con pygame. Pasemos a dibujar cosas sobre ella.</text:p>
      <text:h text:style-name="Heading_20_3" text:outline-level="3"><text:bookmark-start text:name="__RefHeading__926_873390284"/>Dibujar en pantalla:<text:bookmark-end text:name="__RefHeading__926_873390284"/></text:h>
      <text:p text:style-name="P31"><text:span text:style-name="T4">pygame.draw</text:span>: Módulo de pygame para dibujar figuras simples.</text:p>
      <text:p text:style-name="P39"><text:span text:style-name="T4">pygame.rect</text:span>: Objeto para guardar coordenadas de un rectángulo.</text:p>
      <text:p text:style-name="P29"><text:span text:style-name="T17">p</text:span><text:span text:style-name="T18">ygame.draw</text:span><text:span text:style-name="T15">.</text:span><text:span text:style-name="T4">rect(Surface, color, Rect, width=0</text:span><text:span text:style-name="T9">)</text:span><text:span text:style-name="T19">: Función apra dibujar rectángulos. Surface representa la superficie sobre la que dibujamos el rectángulo. Color es el color en una tupla en forma (r,g,b). Rect es el rectángulo a dibujar. Width es el ancho de linea, si no se especifica se rellena el cuadrado.</text:span></text:p>
      <text:p text:style-name="P40">*<text:span text:style-name="T20">Otras funciones de dibujado:</text:span></text:p>
      <text:list xml:id="list6443325901531532328" text:style-name="L9">
        <text:list-item>
          <text:p text:style-name="P53"><text:span text:style-name="T4">pygame.draw.polygon</text:span>: Dibuja <text:s/>forma con cualquier número de lados.</text:p>
        </text:list-item>
        <text:list-item>
          <text:p text:style-name="P53"><text:span text:style-name="T4">pygame.draw.circle</text:span>: Dibuja un circulo.</text:p>
        </text:list-item>
        <text:list-item>
          <text:p text:style-name="P53"><text:span text:style-name="T4">pygame.draw.ellipse</text:span>: Dibuja una elipse.</text:p>
        </text:list-item>
        <text:list-item>
          <text:p text:style-name="P53"><text:span text:style-name="T4">pygame.draw.line</text:span>: Dibuja una linea</text:p>
        </text:list-item>
      </text:list>
      <text:p text:style-name="P42"><text:span text:style-name="T8">pygame.surface.fill(</text:span><text:span text:style-name="T4">color, rect=None, special_flags=0</text:span><text:span text:style-name="T8">)</text:span><text:span text:style-name="T21">: Rellena la superficie especificada, o el fragmento de esta indicado por el rect con el color dado.</text:span></text:p>
      <text:p text:style-name="P41">Por tanto nuestro program<text:span text:style-name="T22">a</text:span> que dibuja un rectángulo quedaría de la siguiente manera:</text:p>
      <text:p text:style-name="P33"><text:tab/>pygame.init();</text:p>
      <text:p text:style-name="P33"><text:tab/>screen=pygame.display.set_mode((640,460))</text:p>
      <text:p text:style-name="P33"><text:tab/>pygame.display.set_caption("Pygame tutorial")</text:p>
      <text:p text:style-name="P33"><text:tab/>rect=(0,0,32,32)</text:p>
      <text:p text:style-name="P33"><text:tab/>color=(255,0,0)</text:p>
      <text:p text:style-name="P33"><text:tab/>screen.fill((255,255,255))</text:p>
      <text:p text:style-name="P33"><text:tab/>pygame.draw.rect(screen,color,rect)</text:p>
      <text:p text:style-name="P33"><text:tab/>pygame.display.update()</text:p>
      <text:p text:style-name="P33"><text:tab/>pygame.time.delay(2000)</text:p>
      <text:p text:style-name="P33"><text:tab/>pygame.quit()</text:p>
      <text:p text:style-name="P33"/>
      <text:p text:style-name="P36"><text:soft-page-break/>De nuevo nos encontramos con que lo habitual será querer usar imágenes creadas con programas de dibujo externos. Para esto al igual que SDL, pygame usa las siguiente funciones y estructuras:</text:p>
      <text:p text:style-name="P36"><text:span text:style-name="T4">pygame.image</text:span>: Módulo para la lectura y escritura de imágenes</text:p>
      <text:p text:style-name="P36"><text:span text:style-name="T4">pygame.image.load(filename)</text:span>: Carga la imagen especificada por filename. Devuelve una surface que representa la imagen.</text:p>
      <text:p text:style-name="P36"><text:span text:style-name="T10">p</text:span><text:span text:style-name="T4">ygame.surface.blit(source, dest, area=None, special_flags = 0)</text:span>: Dibuja la imagen source sobre la que invoca a la función en el área especificada por el rect dest. Puede pasársele un rect area que especifica qué parte de la imagen se desea copiar.</text:p>
      <text:p text:style-name="P37">Una vez que conocemos estas funciones básicas podemos reproducir lo que previamente hicimos con SDL y mostrar nuestra imagen de HelloWorld.</text:p>
      <text:p text:style-name="P34"><text:tab/>pygame.init();</text:p>
      <text:p text:style-name="P34"><text:tab/>screen=pygame.display.set_mode((640,460))</text:p>
      <text:p text:style-name="P34"><text:tab/>pygame.display.set_caption("Pygame tutorial")</text:p>
      <text:p text:style-name="P34"><text:tab/>image=pygame.image.load('helloworld.bmp')</text:p>
      <text:p text:style-name="P34"><text:tab/>screen.fill((255,255,255))</text:p>
      <text:p text:style-name="P34"><text:tab/>screen.blit(image,(100,100,image.get_width(),image.get_height()))</text:p>
      <text:p text:style-name="P34"><text:tab/>pygame.display.update()</text:p>
      <text:p text:style-name="P34"><text:tab/>pygame.time.delay(2000)</text:p>
      <text:p text:style-name="P34"><text:tab/>pygame.quit() </text:p>
      <text:p text:style-name="P38">Es importante destacar que la función load de pygame es compatible no solo con imágenes bmp, si no que incorpora todos los formatos que añadía SDL_Image.</text:p>
      <text:p text:style-name="P38"/>
      <text:h text:style-name="P59" text:outline-level="1"><text:bookmark-start text:name="__RefHeading__928_873390284"/>Box2D:<text:bookmark-end text:name="__RefHeading__928_873390284"/></text:h>
      <text:h text:style-name="Heading_20_2" text:outline-level="2"><text:bookmark-start text:name="__RefHeading__930_873390284"/>Introducción:<text:bookmark-end text:name="__RefHeading__930_873390284"/></text:h>
      <text:p text:style-name="P44">Box2D es un motor en C++ para la simulación de solidos rígidos en 2D. Se distribuye bajo licencia zlib.</text:p>
      <text:p text:style-name="P44">La librería incluye numeroso<text:span text:style-name="T25">s</text:span> módulos que permiten simular multitud de comportamientos como: detección de colisi<text:span text:style-name="T28">ones</text:span> continua<text:span text:style-name="T28">s</text:span>, sistemas de solidos con diversos tipos de ligaduras, apilamientos de diferente<text:span text:style-name="T28">s</text:span> formas geométricas, sistemas en <text:span text:style-name="T26">árbol</text:span> para la gestión de cuerpos, etc.</text:p>
      <text:p text:style-name="P57"><text:span text:style-name="T29">Toda la funcionalidad de la librería esta orientada a la simulación física y numérica y, por tanto, es necesario el uso de otras herramientas para visualizar los elementos en panta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6:13:52.025217539</meta:creation-date>
    <dc:date>2015-05-15T20:53:07.640895986</dc:date>
    <meta:editing-duration>PT4H37M59S</meta:editing-duration>
    <meta:editing-cycles>19</meta:editing-cycles>
    <meta:generator>LibreOffice/4.2.8.2$Linux_X86_64 LibreOffice_project/420m0$Build-2</meta:generator>
    <meta:document-statistic meta:table-count="4" meta:image-count="0" meta:object-count="0" meta:page-count="14" meta:paragraph-count="291" meta:word-count="2451" meta:character-count="17939" meta:non-whitespace-character-count="15323"/>
  </office:meta>
</office:document-meta>
</file>